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text-properties officeooo:rsid="0003c8c7" officeooo:paragraph-rsid="0003c8c7"/>
    </style:style>
    <style:style style:name="P5" style:family="paragraph" style:parent-style-name="Heading_20_2">
      <style:paragraph-properties fo:break-before="page"/>
      <style:text-properties officeooo:rsid="00056cdb" officeooo:paragraph-rsid="00056cdb"/>
    </style:style>
    <style:style style:name="P6" style:family="paragraph" style:parent-style-name="Heading_20_2">
      <style:paragraph-properties fo:break-before="page"/>
      <style:text-properties officeooo:paragraph-rsid="00056cdb"/>
    </style:style>
    <style:style style:name="P7" style:family="paragraph" style:parent-style-name="Subtitle">
      <style:text-properties officeooo:rsid="0003c8c7" officeooo:paragraph-rsid="0003c8c7"/>
    </style:style>
    <style:style style:name="P8" style:family="paragraph" style:parent-style-name="Text_20_body">
      <style:text-properties officeooo:rsid="0003c8c7" officeooo:paragraph-rsid="0003c8c7"/>
    </style:style>
    <style:style style:name="P9" style:family="paragraph" style:parent-style-name="Text_20_body">
      <style:text-properties officeooo:paragraph-rsid="0003c8c7"/>
    </style:style>
    <style:style style:name="P10" style:family="paragraph" style:parent-style-name="Text_20_body">
      <style:text-properties officeooo:rsid="00056cdb" officeooo:paragraph-rsid="00056cdb"/>
    </style:style>
    <style:style style:name="P11" style:family="paragraph" style:parent-style-name="Text_20_body">
      <style:text-properties officeooo:paragraph-rsid="00056cdb"/>
    </style:style>
    <style:style style:name="P12" style:family="paragraph" style:parent-style-name="Text_20_body">
      <style:paragraph-properties fo:break-before="page"/>
      <style:text-properties officeooo:paragraph-rsid="0003c8c7"/>
    </style:style>
    <style:style style:name="P13" style:family="paragraph" style:parent-style-name="Title">
      <style:text-properties officeooo:rsid="0003c8c7" officeooo:paragraph-rsid="0003c8c7"/>
    </style:style>
    <style:style style:name="T1" style:family="text">
      <style:text-properties officeooo:rsid="0003c8c7"/>
    </style:style>
    <style:style style:name="T2" style:family="text">
      <style:text-properties officeooo:rsid="00056cd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ÉRDIDA POR HISTÉRESIS DE UN NÚCLEO FERROMAGNÉTICO</text:p>
      <text:p text:style-name="P8"/>
      <text:p text:style-name="P7">Por:</text:p>
      <text:p text:style-name="P7">Danko Denchuk</text:p>
      <text:p text:style-name="P7">Cristian</text:p>
      <text:p text:style-name="P7">Alex</text:p>
      <text:p text:style-name="P8"/>
      <text:p text:style-name="P9"/>
      <text:p text:style-name="P12"><text:bookmark-start text:name="__RefHeading___Toc117_1969661314"/><text:bookmark-end text:name="__RefHeading___Toc117_1969661314"/></text:p>
      <text:table-of-content text:style-name="Sect1" text:protected="true" text:name="Table of Contents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ario</text:p>
          </text:index-title>
          <text:p text:style-name="P1"><text:a xlink:type="simple" xlink:href="#__RefHeading___Toc117_1969661314" text:style-name="Index_20_Link" text:visited-style-name="Index_20_Link">Índice<text:tab/>2</text:a></text:p>
          <text:p text:style-name="P2"><text:a xlink:type="simple" xlink:href="#__RefHeading___Toc119_1969661314" text:style-name="Index_20_Link" text:visited-style-name="Index_20_Link">Fundamento teórico<text:tab/>3</text:a></text:p>
          <text:p text:style-name="P2"><text:a xlink:type="simple" xlink:href="#__RefHeading___Toc121_1969661314" text:style-name="Index_20_Link" text:visited-style-name="Index_20_Link">Proceso experimental<text:tab/>4</text:a></text:p>
          <text:p text:style-name="P2"><text:a xlink:type="simple" xlink:href="#__RefHeading___Toc123_1969661314" text:style-name="Index_20_Link" text:visited-style-name="Index_20_Link">Medidas geométricas y de campos magnéticos<text:tab/>5</text:a></text:p>
          <text:p text:style-name="P2"><text:a xlink:type="simple" xlink:href="#__RefHeading___Toc125_1969661314" text:style-name="Index_20_Link" text:visited-style-name="Index_20_Link">Resultados<text:tab/>6</text:a></text:p>
          <text:p text:style-name="P2"><text:a xlink:type="simple" xlink:href="#__RefHeading___Toc127_1969661314" text:style-name="Index_20_Link" text:visited-style-name="Index_20_Link">Preguntas<text:tab/>7</text:a></text:p>
          <text:p text:style-name="P2"><text:a xlink:type="simple" xlink:href="#__RefHeading___Toc129_1969661314" text:style-name="Index_20_Link" text:visited-style-name="Index_20_Link">Anexo de cáculos<text:tab/>8</text:a></text:p>
          <text:p text:style-name="P2"><text:a xlink:type="simple" xlink:href="#__RefHeading___Toc131_1969661314" text:style-name="Index_20_Link" text:visited-style-name="Index_20_Link">Bibliografía<text:tab/>9</text:a></text:p>
        </text:index-body>
      </text:table-of-content>
      <text:p text:style-name="Text_20_body"/>
      <text:p text:style-name="Text_20_body"/>
      <text:p text:style-name="Text_20_body"/>
      <text:h text:style-name="P6" text:outline-level="2"><text:bookmark-start text:name="__RefHeading___Toc119_1969661314"/><text:span text:style-name="T2">Fundamento teórico</text:span><text:bookmark-end text:name="__RefHeading___Toc119_1969661314"/></text:h>
      <text:p text:style-name="P11"/>
      <text:p text:style-name="P11"/>
      <text:p text:style-name="P11"/>
      <text:p text:style-name="P11"/>
      <text:h text:style-name="P6" text:outline-level="2"><text:bookmark-start text:name="__RefHeading___Toc121_1969661314"/><text:span text:style-name="T2">Proceso experimental</text:span><text:bookmark-end text:name="__RefHeading___Toc121_1969661314"/></text:h>
      <text:p text:style-name="P11"/>
      <text:p text:style-name="P11"/>
      <text:p text:style-name="P11"/>
      <text:p text:style-name="P11"/>
      <text:p text:style-name="P11"/>
      <text:h text:style-name="P6" text:outline-level="2"><text:bookmark-start text:name="__RefHeading___Toc123_1969661314"/><text:span text:style-name="T2">Medidas geométricas y de campos magnéticos</text:span><text:bookmark-end text:name="__RefHeading___Toc123_1969661314"/></text:h>
      <text:p text:style-name="P11"/>
      <text:p text:style-name="P11"/>
      <text:p text:style-name="P11"/>
      <text:p text:style-name="P11"/>
      <text:h text:style-name="P5" text:outline-level="2"><text:bookmark-start text:name="__RefHeading___Toc125_1969661314"/>Resultados<text:bookmark-end text:name="__RefHeading___Toc125_1969661314"/></text:h>
      <text:p text:style-name="P11"/>
      <text:p text:style-name="P11"/>
      <text:p text:style-name="P11"/>
      <text:p text:style-name="P11"/>
      <text:h text:style-name="P6" text:outline-level="2"><text:bookmark-start text:name="__RefHeading___Toc127_1969661314"/><text:span text:style-name="T2">Preguntas</text:span><text:bookmark-end text:name="__RefHeading___Toc127_1969661314"/></text:h>
      <text:p text:style-name="P10"><text:tab/>1. Suponiendo que alimentamos el núcleo ferromagnético con una corriente alterna de 50Hz que llegue a saturar el circuito, ¿Cuál es la potencia disipada en pérdidas por histéresis?</text:p>
      <text:p text:style-name="P11"/>
      <text:p text:style-name="P11"/>
      <text:p text:style-name="P11"/>
      <text:h text:style-name="P6" text:outline-level="2"><text:bookmark-start text:name="__RefHeading___Toc129_1969661314"/><text:span text:style-name="T2">Anexo de cáculos</text:span><text:bookmark-end text:name="__RefHeading___Toc129_1969661314"/></text:h>
      <text:p text:style-name="P11"/>
      <text:p text:style-name="P11"/>
      <text:p text:style-name="P11"/>
      <text:p text:style-name="P11"/>
      <text:h text:style-name="P6" text:outline-level="2"><text:bookmark-start text:name="__RefHeading___Toc131_1969661314"/><text:span text:style-name="T2">Bibliografía</text:span><text:bookmark-end text:name="__RefHeading___Toc131_1969661314"/></text:h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c8c7" officeooo:paragraph-rsid="0003c8c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Capítulo 8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01T13:01:42.619560632</dc:date>
    <meta:editing-duration>PT17M11S</meta:editing-duration>
    <meta:editing-cycles>5</meta:editing-cycles>
    <meta:document-statistic meta:table-count="0" meta:image-count="0" meta:object-count="0" meta:page-count="9" meta:paragraph-count="24" meta:word-count="85" meta:character-count="555" meta:non-whitespace-character-count="492"/>
  </office:meta>
</office:document-meta>
</file>